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1a79" officeooo:paragraph-rsid="00121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s a version control system.</text:p>
      <text:p text:style-name="P1">Git is fre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9:22:03.160641435</dc:date>
    <meta:editing-duration>PT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0" meta:character-count="53" meta:non-whitespace-character-count="45"/>
  </office:meta>
</office:document-meta>
</file>